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353a6" officeooo:paragraph-rsid="001353a6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казано, что можно создать любую программу из 3-ёх структур</text:p>
      <text:p text:style-name="P1"/>
      <text:p text:style-name="P1">Линейной структуры — <text:span text:style-name="T1">[</text:span>Последовательное соединение двух или более операторов<text:span text:style-name="T1">]</text:span></text:p>
      <text:p text:style-name="P1">Ветвлённой структуры — <text:span text:style-name="T1">[</text:span>Задаёт выполнение одного из двух операторов в зависимости от условий<text:span text:style-name="T1">]</text:span></text:p>
      <text:p text:style-name="P1">Цикловой структуры — <text:span text:style-name="T1">[</text:span>Неоднократное повторение одного и тоже<text:span text:style-name="T1">]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6T09:16:54.223000000</meta:creation-date>
    <dc:date>2022-09-26T09:19:18.570000000</dc:date>
    <meta:editing-duration>PT2M25S</meta:editing-duration>
    <meta:editing-cycles>1</meta:editing-cycles>
    <meta:document-statistic meta:table-count="0" meta:image-count="0" meta:object-count="0" meta:page-count="1" meta:paragraph-count="4" meta:word-count="36" meta:character-count="290" meta:non-whitespace-character-count="255"/>
    <meta:generator>LibreOffice/7.4.0.3$Windows_X86_64 LibreOffice_project/f85e47c08ddd19c015c0114a68350214f7066f5a</meta:generator>
  </office:meta>
</office:document-meta>
</file>